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>
      <style:table-cell-properties fo:background-color="#eeeeee" style:cell-protect="protected formula-hidden" style:print-content="tru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6,16)" table:allow-empty-cell="true" table:base-cell-address="Sheet1.E2">
          <table:help-message table:title="Password Length" table:display="true">
            <text:p>Please enter a value between 6 and 16 and press Enter.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Password Length</text:p>
          </table:table-cell>
          <table:table-cell table:content-validation-name="val1" office:value-type="float" office:value="16" calcext:value-type="float">
            <text:p>16</text:p>
          </table:table-cell>
          <table:table-cell office:value-type="string" calcext:value-type="string">
            <text:p>Password</text:p>
          </table:table-cell>
          <table:table-cell table:style-name="ce1" table:formula="of:=COM.MICROSOFT.CONCAT([.D3:.D18])" office:value-type="string" office:string-value="w)&amp;hHX!3x4y!+Rh[" calcext:value-type="string">
            <text:p>w)&amp;hHX!3x4y!+Rh[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table:formula="of:=IF(ROW()-2&lt;=pwlen;INDEX(source;RANDBETWEEN(1;COUNTA(source)));&quot;&quot;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2" table:formula="of:=IF(ROW()-2&lt;=pwlen;INDEX(source;RANDBETWEEN(1;COUNTA(source)));&quot;&quot;)" office:value-type="string" office:string-value=")" calcext:value-type="string">
            <text:p>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2" table:formula="of:=IF(ROW()-2&lt;=pwlen;INDEX(source;RANDBETWEEN(1;COUNTA(source)));&quot;&quot;)" office:value-type="string" office:string-value="&amp;" calcext:value-type="string">
            <text:p>&amp;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2" table:formula="of:=IF(ROW()-2&lt;=pwlen;INDEX(source;RANDBETWEEN(1;COUNTA(source)));&quot;&quot;)" office:value-type="string" office:string-value="h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2" table:formula="of:=IF(ROW()-2&lt;=pwlen;INDEX(source;RANDBETWEEN(1;COUNTA(source)));&quot;&quot;)" office:value-type="string" office:string-value="H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2" table:formula="of:=IF(ROW()-2&lt;=pwlen;INDEX(source;RANDBETWEEN(1;COUNTA(source)))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2" table:formula="of:=IF(ROW()-2&lt;=pwlen;INDEX(source;RANDBETWEEN(1;COUNTA(source)));&quot;&quot;)" office:value-type="string" office:string-value="!" calcext:value-type="string">
            <text:p>!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2" table:formula="of:=IF(ROW()-2&lt;=pwlen;INDEX(source;RANDBETWEEN(1;COUNTA(source)));&quot;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table:formula="of:=IF(ROW()-2&lt;=pwlen;INDEX(source;RANDBETWEEN(1;COUNTA(source)))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table:style-name="ce2" table:formula="of:=IF(ROW()-2&lt;=pwlen;INDEX(source;RANDBETWEEN(1;COUNTA(source)))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style-name="ce2" table:formula="of:=IF(ROW()-2&lt;=pwlen;INDEX(source;RANDBETWEEN(1;COUNTA(source)));&quot;&quot;)" office:value-type="string" office:string-value="y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table:style-name="ce2" table:formula="of:=IF(ROW()-2&lt;=pwlen;INDEX(source;RANDBETWEEN(1;COUNTA(source)));&quot;&quot;)" office:value-type="string" office:string-value="!" calcext:value-type="string">
            <text:p>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style-name="ce2" table:formula="of:=IF(ROW()-2&lt;=pwlen;INDEX(source;RANDBETWEEN(1;COUNTA(source)));&quot;&quot;)" office:value-type="string" office:string-value="+" calcext:value-type="string">
            <text:p>+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table:style-name="ce2" table:formula="of:=IF(ROW()-2&lt;=pwlen;INDEX(source;RANDBETWEEN(1;COUNTA(source)));&quot;&quot;)" office:value-type="string" office:string-value="R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style-name="ce2" table:formula="of:=IF(ROW()-2&lt;=pwlen;INDEX(source;RANDBETWEEN(1;COUNTA(source)));&quot;&quot;)" office:value-type="string" office:string-value="h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table:style-name="ce2" table:formula="of:=IF(ROW()-2&lt;=pwlen;INDEX(source;RANDBETWEEN(1;COUNTA(source)));&quot;&quot;)" office:value-type="string" office:string-value="[" calcext:value-type="string">
            <text:p>[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/>
          <table:table-cell table:style-name="ce4" office:value-type="string" calcext:value-type="string">
            <text:p>Press Shift+Ctrl+F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{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@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table:number-columns-repeated="5"/>
        </table:table-row>
        <table:table-row table:style-name="ro1" table:number-rows-repeated="104849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pwlen" table:base-cell-address="$Sheet1.$E$2" table:cell-range-address="$Sheet1.$E$2"/>
        <table:named-range table:name="source" table:base-cell-address="$Sheet1.$B$3" table:cell-range-address="$Sheet1.$B$3:.$B$7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1:36:40.239000000</meta:creation-date>
    <dc:date>2018-06-18T12:07:29.846000000</dc:date>
    <meta:editing-duration>PT9M32S</meta:editing-duration>
    <meta:editing-cycles>1</meta:editing-cycles>
    <meta:document-statistic meta:table-count="1" meta:cell-count="97" meta:object-count="0"/>
    <meta:generator>LibreOffice/6.0.4.2$Windows_X86_64 LibreOffice_project/9b0d9b32d5dcda91d2f1a96dc04c645c450872bf</meta:generator>
  </office:meta>
</office:document-meta>
</file>